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 style:list-style-name="L2">
      <style:text-properties fo:font-size="10pt" style:font-size-asian="10pt" style:font-size-complex="10pt"/>
    </style:style>
    <style:style style:name="P13" style:family="paragraph" style:parent-style-name="Standard" style:list-style-name="L3">
      <style:text-properties fo:font-size="10pt" style:font-size-asian="10pt" style:font-size-complex="10pt"/>
    </style:style>
    <style:style style:name="P14" style:family="paragraph" style:parent-style-name="Standard" style:list-style-name="L5">
      <style:text-properties fo:font-size="10pt" style:font-size-asian="10pt" style:font-size-complex="10pt"/>
    </style:style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>
      <style:paragraph-properties fo:break-before="page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pt"/>
    </style:style>
    <style:style style:name="T4" style:family="text">
      <style:text-properties style:font-size-complex="10pt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ignalStorageToolbox</text:h>
      <text:p text:style-name="P8">Programmer's guide to UWI formats</text:p>
      <text:h text:style-name="Heading_20_1" text:outline-level="1">Introduction</text:h>
      <text:p text:style-name="P11">The ultrasim waveform interfaces (UWI, see cdnshelp) is used to enable effient transfer from spectre and ultrasim to matlab (and other programming environments, the toolbox is implemented in java).</text:p>
      <text:p text:style-name="P11"/>
      <text:p text:style-name="P11">For information about UWI, see cdnshelp.</text:p>
      <text:p text:style-name="P11"/>
      <text:p text:style-name="P11">This software is provided as is, but with the guarantee that some things will fail. <text:s/></text:p>
      <text:p text:style-name="P11"/>
      <text:p text:style-name="P11">The content of this manual is:</text:p>
      <text:list xml:id="list198782462" text:style-name="L2">
        <text:list-item>
          <text:p text:style-name="P12">package structure</text:p>
        </text:list-item>
        <text:list-item>
          <text:p text:style-name="P12">file formats </text:p>
        </text:list-item>
        <text:list-item>
          <text:p text:style-name="P12">header formats</text:p>
        </text:list-item>
        <text:list-item>
          <text:p text:style-name="P10"><text:span text:style-name="T2">c++ UWI plugins : code</text:span></text:p>
        </text:list-item>
      </text:list>
      <text:h text:style-name="Heading_20_1" text:outline-level="1">1) Package structure</text:h>
      <text:list xml:id="list1423941202" text:style-name="L3">
        <text:list-item>
          <text:p text:style-name="P13">examples/</text:p>
          <text:list>
            <text:list-item>
              <text:p text:style-name="P13">--&gt; examples of running UWI-ultrasim and UWI-spectre</text:p>
            </text:list-item>
          </text:list>
        </text:list-item>
        <text:list-item>
          <text:p text:style-name="P13">libraries/</text:p>
          <text:list>
            <text:list-item>
              <text:p text:style-name="P13">--&gt; folder where the compiled UWI plugins are stored</text:p>
            </text:list-item>
          </text:list>
        </text:list-item>
        <text:list-item>
          <text:p text:style-name="P13">scripts/ <text:s/></text:p>
          <text:list>
            <text:list-item>
              <text:p text:style-name="P13">--&gt; wrapper scripts to start ultrasim or spectre with some sensible UWI settings</text:p>
            </text:list-item>
          </text:list>
        </text:list-item>
        <text:list-item>
          <text:p text:style-name="P13">distributions/ <text:s/></text:p>
          <text:list>
            <text:list-item>
              <text:p text:style-name="P13">--&gt; 'officially' released versions of the toolbox</text:p>
            </text:list-item>
          </text:list>
        </text:list-item>
        <text:list-item>
          <text:p text:style-name="P13">extendedExamples/ <text:s/></text:p>
          <text:list>
            <text:list-item>
              <text:p text:style-name="P13">--&gt; ignore this, it contains some more elaborate (but less well documented and probably outdated examples)</text:p>
            </text:list-item>
          </text:list>
        </text:list-item>
        <text:list-item>
          <text:p text:style-name="P13">matlab/ <text:s text:c="5"/></text:p>
          <text:list>
            <text:list-item>
              <text:p text:style-name="P13">--&gt; all matlab scripts of the toolbox</text:p>
              <text:list>
                <text:list-item>
                  <text:p text:style-name="P13">notice: Stefan edits them in another location and copies them only when packaging ( ~/matlab/ )</text:p>
                </text:list-item>
              </text:list>
            </text:list-item>
          </text:list>
        </text:list-item>
        <text:list-item>
          <text:p text:style-name="P13">source/</text:p>
          <text:list>
            <text:list-item>
              <text:p text:style-name="P13">--&gt; the c++ code of the UWI plugins</text:p>
            </text:list-item>
          </text:list>
        </text:list-item>
        <text:list-item>
          <text:p text:style-name="P13">documentation/ <text:s/></text:p>
        </text:list-item>
        <text:list-item>
          <text:p text:style-name="P13">java/ <text:s text:c="13"/></text:p>
          <text:list>
            <text:list-item>
              <text:p text:style-name="P13">--&gt; the java code of the toolbox. <text:s/>Stefan edits the code in another location (~/workspace/... ) and outputs the most recent jar file as ~/matlab/java/stefan.jar</text:p>
            </text:list-item>
          </text:list>
        </text:list-item>
        <text:list-item>
          <text:p text:style-name="P13">package.sh</text:p>
          <text:list>
            <text:list-item>
              <text:p text:style-name="P13">script that automates the packaging of the toolbox ( specific to Stefan's setup )</text:p>
            </text:list-item>
          </text:list>
        </text:list-item>
      </text:list>
      <text:p text:style-name="Standard"/>
      <text:p text:style-name="Standard"/>
      <text:h text:style-name="P6" text:outline-level="1">2) File formats</text:h>
      <text:p text:style-name="P11">There are two families of formats: the noncompressed (NC*) and the compressed (CO*). </text:p>
      <text:p text:style-name="P11"/>
      <text:h text:style-name="Heading_20_2" text:outline-level="2">Noncompressed formats</text:h>
      <text:p text:style-name="P11">Noncompressed formats store one time value, followed by the value of each signal at that time:</text:p>
      <text:p text:style-name="P11"/>
      <text:p text:style-name="P11">infotitle</text:p>
      <text:p text:style-name="P11">[ </text:p>
      <text:p text:style-name="P11">1 <text:s/>signal1 V</text:p>
      <text:p text:style-name="P11">2 <text:s/>signal2 V</text:p>
      <text:p text:style-name="P11">3 <text:s/>signalI A</text:p>
      <text:p text:style-name="P11">]</text:p>
      <text:p text:style-name="P11">&lt;time0&gt; <text:s/>&lt;signal1,0&gt; &lt;signal2,0&gt; &lt;signal3,0&gt; </text:p>
      <text:p text:style-name="P11">&lt;time1&gt; <text:s/>&lt;signal1,1&gt; &lt;signal2,1&gt; &lt;signal3,1&gt; </text:p>
      <text:p text:style-name="P11">&lt;time2&gt; <text:s/>&lt;signal1,2&gt; &lt;signal2,2&gt; &lt;signal3,2&gt; </text:p>
      <text:p text:style-name="P11">&lt;time3&gt; <text:s/>&lt;signal1,3&gt; &lt;signal2,3&gt; &lt;signal3,3&gt; </text:p>
      <text:p text:style-name="P11">...</text:p>
      <text:p text:style-name="P11"/>
      <text:p text:style-name="P11">The file is extended at regular intervals (whenever the simulator requests a flush), hence it is possible to track intermediate progress, and there are no memory issues</text:p>
      <text:p text:style-name="P11"/>
      <text:h text:style-name="Heading_20_2" text:outline-level="2">Compressed formats</text:h>
      <text:p text:style-name="P11">Compressed formats store only those points that change markedly (more than ISTEP or VSTEP) compared to the previously stored point. <text:s/>The current point filtering is pretty dumb and will generate unpleasant artifacts in the overall signal shape,</text:p>
      <text:p text:style-name="P11">so beware. <text:s/>The file format looks as follows:</text:p>
      <text:p text:style-name="P11"/>
      <text:p text:style-name="P11">infotitle</text:p>
      <text:p text:style-name="P11">[ </text:p>
      <text:p text:style-name="P11">1 <text:s/>signal1 V</text:p>
      <text:p text:style-name="P11">2 <text:s/>signal2 V</text:p>
      <text:p text:style-name="P11">3 <text:s/>signalI A</text:p>
      <text:p text:style-name="P11">]</text:p>
      <text:p text:style-name="P11">&lt;# of timepoints&gt; </text:p>
      <text:p text:style-name="P11">&lt;c1&gt; &lt;c2&gt; &lt;c3&gt;</text:p>
      <text:p text:style-name="P11">&lt;time0&gt; &lt;time1&gt; &lt;time2&gt; ...</text:p>
      <text:p text:style-name="P11">&lt;timeIndex,s1,0&gt; <text:s/>&lt;s1,0&gt; &lt;timeIndex,s1,0&gt; &lt;s1,1&gt; <text:s text:c="3"/>&lt;== signal 1</text:p>
      <text:p text:style-name="P11">&lt;timeIndex,s2,0&gt; <text:s/>&lt;s2,0&gt; <text:s text:c="27"/>&lt;== signal 2</text:p>
      <text:p text:style-name="P11">&lt;timeIndex,s3,0&gt; <text:s/>&lt;s3,0&gt; <text:s text:c="27"/>&lt;== signal 3</text:p>
      <text:p text:style-name="P11"/>
      <text:p text:style-name="P11">This fileformat is only written at the end of the simulation, and this will hence result in memory issues as soon as the output becomes too large. <text:s/>The timeIndices are the pointers inside the time vector. <text:s/>c1, c2 etc are the cumulative number of points that must be skipped to get to the i-th signal. <text:s/>C1 is hence always 0, <text:s/>c2=c1+#points in signal 1, etc.</text:p>
      <text:p text:style-name="P11"/>
      <text:h text:style-name="Heading_20_2" text:outline-level="2"/>
      <text:h text:style-name="P1" text:outline-level="2">Ascii, double, single and half precision</text:h>
      <text:p text:style-name="P11">Both compressed and noncompressed files can be written in Ascii, Double (8bytes), <text:s/>Float (=Single precision, 4bytes) or Half precision(2 bytes). <text:s/>To avoid accuracy issues, all time values are always saved as doubles. <text:s/></text:p>
      <text:p text:style-name="P11"/>
      <text:p text:style-name="P11">Half precision values for V and I are divided by 1024 before being written to file. <text:s text:c="2"/>This way, their range is +- 65 and they can adequately represent signals in the nanoAmp range. <text:s/></text:p>
      <text:p text:style-name="P11"/>
      <text:p text:style-name="P11">In binary files, all normal integer values are written as 4-byte unsigned integers. <text:s/>TimeIndices are written as 2 bytes if there are not more than 65535 timepoints, otherwise as 4 bytes.</text:p>
      <text:p text:style-name="P11"/>
      <text:h text:style-name="Heading_20_2" text:outline-level="2">General format selection</text:h>
      <text:p text:style-name="P11">In general, I would suggest </text:p>
      <text:list xml:id="list933186382" text:style-name="L4">
        <text:list-item>
          <text:p text:style-name="P15"><text:span text:style-name="T2">for ultrasim: a compressed waveformat COF for ultrasim, with ISTEP and VSTEP=0 ( ultrasim's filtering algorithm is much better than ours ). <text:s/>If disk space is very important, you can consider COH.</text:span></text:p>
        </text:list-item>
        <text:list-item>
          <text:p text:style-name="P15"><text:span text:style-name="T2">for spectre: an uncompressed waveformat for rather small ciruits, e.g. NCF</text:span></text:p>
        </text:list-item>
        <text:list-item>
          <text:p text:style-name="P15"><text:span text:style-name="T2">for spectre: an compressed waveformat with tight VSTEP (e.g. 10mV) and ISTEP (e.g. 1uA) for larger digital circuits, e.g. COF or COH</text:span></text:p>
        </text:list-item>
      </text:list>
      <text:p text:style-name="P11"/>
      <text:h text:style-name="Heading_20_2" text:outline-level="2">Little and big endian</text:h>
      <text:p text:style-name="P11">NOTE: on x86 machines (intel, amd), machine order is little endian, and at this time this is used by the c code, hence all binary files are in little endian mode. <text:s text:c="3"/></text:p>
      <text:p text:style-name="P11"/>
      <text:p text:style-name="P11">This works fine with matlab code that is run on the same type of machine, on another machine, this will not work.</text:p>
      <text:p text:style-name="P11">Matlab fread can handle non-native endianness through the machineformat 'l' flag</text:p>
      <text:p text:style-name="P11"/>
      <text:p text:style-name="P11">Java always uses big endian. <text:s/>In the java code to read the binary files, we hence hardcoded the input to little endian. <text:s/>The only acceptable solution is to use a defined endian mode for the output. <text:s/>The logical choice would be little endian. <text:s/></text:p>
      <text:p text:style-name="P11"/>
      <text:p text:style-name="P11"/>
      <text:p text:style-name="P11"/>
      <text:h text:style-name="Heading_20_1" text:outline-level="1"/>
      <text:h text:style-name="P6" text:outline-level="1">3) Header formats</text:h>
      <text:p text:style-name="P11">You can choose from 3 header formats:</text:p>
      <text:list xml:id="list1149066347" text:style-name="L5">
        <text:list-item>
          <text:p text:style-name="P16"><text:span text:style-name="T2">#export UWI_HEADER=H <text:s/># print header (plot name and wave definitions)</text:span></text:p>
          <text:list>
            <text:list-item>
              <text:p text:style-name="P16"><text:span text:style-name="T2">A flat list of the names of the signals, in the same order as used in the data output file. <text:s/>This is the order as decided by the simulator</text:span></text:p>
            </text:list-item>
          </text:list>
        </text:list-item>
        <text:list-item>
          <text:p text:style-name="P16"><text:span text:style-name="T2">#export UWI_HEADER=NH # do not print header</text:span></text:p>
          <text:list>
            <text:list-item>
              <text:p text:style-name="P14"><text:span text:style-name="T2">Suppress the header from the output can be useful when you are doing a lot of semi-identical simulations, as in sweeps, optimisations or monte carlo simulations. <text:s/>You can then use the header of one output file to interpret the data in all other output files. <text:s text:c="2"/>This only works when the first header is written as H, not CH</text:span></text:p>
            </text:list-item>
          </text:list>
        </text:list-item>
        <text:list-item>
          <text:p text:style-name="P16"><text:span text:style-name="T2">export UWI_HEADER=CH # print compressed header</text:span></text:p>
          <text:list>
            <text:list-item>
              <text:p text:style-name="P16"><text:span text:style-name="T2">A compressed header uses “sets” to reduce the header file size significantly compared to a flat header. <text:s/>The order of signal names still corresponds to the order in the data output file, but this is different from the order decided by the simulator.</text:span></text:p>
            </text:list-item>
            <text:list-item>
              <text:p text:style-name="P16"><text:span text:style-name="T2">The algorithm works (more or less) as follows:</text:span></text:p>
              <text:list>
                <text:list-item>
                  <text:p text:style-name="P16"><text:span text:style-name="T2">append unit to flat names, sort the names. <text:s/>This sorted order will be maintained in the output file.</text:span></text:p>
                </text:list-item>
                <text:list-item>
                  <text:p text:style-name="P16"><text:span text:style-name="T2">find the deepest level of dots in the set of names.</text:span></text:p>
                </text:list-item>
                <text:list-item>
                  <text:p text:style-name="P16"><text:span text:style-name="T2">split all names on this deepest dot in [ prefix postfix ]. postfix always starts with '.' (unless it is empty). <text:s/>The postfixes of all names with the same prefix or put in a 'set', e.g. set 2 = #2. <text:s/>Typically this set can be reused several times for different postfixes.</text:span></text:p>
                </text:list-item>
                <text:list-item>
                  <text:p text:style-name="P16"><text:span text:style-name="T2">repeat with the new deepest dot in the list of names ( the list of prefixes, called newNames, then transferred into names )</text:span>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Flat (H)</text:p>
          </table:table-cell>
          <table:table-cell table:style-name="Table1.B1" office:value-type="string">
            <text:p text:style-name="P4">compressed (CH)</text:p>
          </table:table-cell>
        </table:table-row>
        <table:table-row>
          <table:table-cell table:style-name="Table1.A2" office:value-type="string">
            <text:p text:style-name="P2">output for simulation 'output for simulation 'transient1.tran''</text:p>
            <text:p text:style-name="P2">[</text:p>
            <text:p text:style-name="P2">0 i(Xlink_1:Vvdd) A</text:p>
            <text:p text:style-name="P2">1 i(Xlink_1:VvddW) A</text:p>
            <text:p text:style-name="P2">2 v(Xlink_1.in) V</text:p>
            <text:p text:style-name="P2">3 v(Xlink_1.wire_1_in) V</text:p>
            <text:p text:style-name="P2">4 v(Xlink_1.wire_2_in) V</text:p>
            <text:p text:style-name="P2">5 v(Xlink_1.wire_3_in) V</text:p>
            <text:p text:style-name="P2">6 v(Xlink_1.wire_4_in) V</text:p>
            <text:p text:style-name="P2">7 v(Xlink_1.wire_5_in) V</text:p>
            <text:p text:style-name="P2">8 v(Xlink_1.wire_1_out) V</text:p>
            <text:p text:style-name="P2">9 v(Xlink_1.wire_2_out) V</text:p>
            <text:p text:style-name="P2">10 v(Xlink_1.wire_3_out) V</text:p>
            <text:p text:style-name="P2">11 v(Xlink_1.wire_4_out) V</text:p>
            <text:p text:style-name="P2">12 v(Xlink_1.wire_5_out) V</text:p>
            <text:p text:style-name="P2">13 v(Xlink_1.out) V</text:p>
            <text:p text:style-name="P2">14 v(Xlink_1.n1) V</text:p>
            <text:p text:style-name="P2">15 v(Xlink_1.n2) V</text:p>
            <text:p text:style-name="P2">16 v(Xlink_1.n3) V</text:p>
            <text:p text:style-name="P2">17 v(Xlink_1.n4) V</text:p>
            <text:p text:style-name="P2">18 v(Xlink_1.XWire_1.n0) V</text:p>
            <text:p text:style-name="P2">19 v(Xlink_1.XWire_1.n4) V</text:p>
            <text:p text:style-name="P2">20 v(Xlink_1.XWire_1.n1) V</text:p>
            <text:p text:style-name="P2">21 v(Xlink_1.XWire_1.n2) V</text:p>
            <text:p text:style-name="P2">22 v(Xlink_1.XWire_1.n3) V</text:p>
            <text:p text:style-name="P3">...</text:p>
            <text:p text:style-name="P2">39 v(Xlink_1.XWire_5.n4) V</text:p>
            <text:p text:style-name="P2">40 v(Xlink_1.XWire_5.n1) V</text:p>
            <text:p text:style-name="P2">41 v(Xlink_1.XWire_5.n2) V</text:p>
            <text:p text:style-name="P2">42 v(Xlink_1.XWire_5.n3) V</text:p>
            <text:p text:style-name="P2">43 v(Xlink_1.wire_1_in) V</text:p>
            <text:p text:style-name="P2">44 v(Xlink_1.wire_1_out) V</text:p>
            <text:p text:style-name="P2">45 v(Xlink_1.wire_2_in) V</text:p>
            <text:p text:style-name="P2">46 v(Xlink_1.wire_2_out) V</text:p>
            <text:p text:style-name="P2">47 v(Xlink_1.wire_3_in) V</text:p>
            <text:p text:style-name="P2">48 v(Xlink_1.wire_3_out) V</text:p>
            <text:p text:style-name="P2">49 v(Xlink_1.wire_4_in) V</text:p>
            <text:p text:style-name="P2">50 v(Xlink_1.wire_4_out) V</text:p>
            <text:p text:style-name="P2">51 v(Xlink_1.wire_5_in) V</text:p>
            <text:p text:style-name="P2">52 v(Xlink_1.wire_5_out) V</text:p>
          </table:table-cell>
          <table:table-cell table:style-name="Table1.B2" office:value-type="string">
            <text:p text:style-name="P2">output for simulation 'transient1.tran'</text:p>
            <text:p text:style-name="P2">[</text:p>
            <text:p text:style-name="P2">#1 .n0) V, .n1) V, .n2) V, .n3) V, .n4) V</text:p>
            <text:p text:style-name="P2">#2 .XWire_1#1, .XWire_2#1, .XWire_3#1, .XWire_4#1, .XWire_5#1, .in) V, .n1) V, .n2) V, .n3) V, .n4) V, .out) V, .wire_1_in) V, .wire_1_in) V, .wire_1_out) V, .wire_1_out) V, .wire_2_in) V, .wire_2_in) V, .wire_2_out) V, .wire_2_out) V, .wire_3_in) V, .wire_3_in) V, .wire_3_out) V, .wire_3_out) V, .wire_4_in) V, .wire_4_in) V, .wire_4_out) V, .wire_4_out) V, .wire_5_in) V, .wire_5_in) V, .wire_5_out) V, .wire_5_out) V</text:p>
            <text:p text:style-name="P2">0 i(Xlink_1:Vvdd) A</text:p>
            <text:p text:style-name="P2">1 i(Xlink_1:VvddW) A</text:p>
            <text:p text:style-name="P2">2 v(Xlink_1#2</text:p>
            <text:p text:style-name="P2">]</text:p>
          </table:table-cell>
        </table:table-row>
      </table:table>
      <text:p text:style-name="Standard"><text:span text:style-name="T2"/></text:p>
      <text:list xml:id="list1811120981" text:continue-list="list198782462" text:style-name="L2">
        <text:list-header>
          <text:p text:style-name="P10"><text:span text:style-name="T2"/></text:p>
        </text:list-header>
      </text:list>
      <text:h text:style-name="P7" text:outline-level="1">4) c++ UWI plugins : code</text:h>
      <text:p text:style-name="P11">The source code is in ../source/</text:p>
      <text:p text:style-name="P11"/>
      <text:p text:style-name="P11">To be added</text:p>
      <text:p text:style-name="P11"><text:span text:style-name="T2"/></text:p>
      <text:p text:style-name="P11"/>
      <text:p text:style-name="P11"/>
      <text:h text:style-name="P6" text:outline-level="1"><text:span text:style-name="T2"/></text:h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Cosemans</meta:initial-creator>
    <meta:creation-date>2010-07-10T18:31:21</meta:creation-date>
    <meta:generator>OpenOffice.org/3.2$Linux OpenOffice.org_project/320m12$Build-9483</meta:generator>
    <dc:date>2010-07-10T19:34:30</dc:date>
    <dc:creator>Stefan Cosemans</dc:creator>
    <meta:editing-duration>PT01H00M47S</meta:editing-duration>
    <meta:editing-cycles>14</meta:editing-cycles>
    <meta:document-statistic meta:table-count="1" meta:image-count="0" meta:object-count="0" meta:page-count="7" meta:paragraph-count="144" meta:word-count="1279" meta:character-count="7805"/>
  </office:meta>
</office:document-meta>
</file>